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Standard">
      <style:text-properties officeooo:paragraph-rsid="006125c3"/>
    </style:style>
    <style:style style:name="P9" style:family="paragraph" style:parent-style-name="Text_20_body" style:list-style-name="L1">
      <style:paragraph-properties fo:margin-top="0in" fo:margin-bottom="0in" loext:contextual-spacing="false"/>
      <style:text-properties officeooo:paragraph-rsid="006125c3"/>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da6e9"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f7ffc"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6125c3" style:font-size-asian="12pt" style:font-style-asian="normal" style:font-weight-asian="normal" style:font-size-complex="12pt" style:font-style-complex="normal" style:font-weight-complex="normal"/>
    </style:style>
    <style:style style:name="T12" style:family="text">
      <style:text-properties officeooo:rsid="004130bb"/>
    </style:style>
    <style:style style:name="T13" style:family="text">
      <style:text-properties officeooo:rsid="0050f657"/>
    </style:style>
    <style:style style:name="T14" style:family="text">
      <style:text-properties officeooo:rsid="0057e000"/>
    </style:style>
    <style:style style:name="T15" style:family="text">
      <style:text-properties officeooo:rsid="005ad164"/>
    </style:style>
    <style:style style:name="T16" style:family="text">
      <style:text-properties officeooo:rsid="005f7ffc"/>
    </style:style>
    <style:style style:name="T17" style:family="text">
      <style:text-properties officeooo:rsid="006125c3"/>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8"><text:span text:style-name="T3">Module</text:span><text:span text:style-name="Emphasis"><text:span text:style-name="T6"> </text:span></text:span><text:span text:style-name="Emphasis"><text:span text:style-name="T11">Nine</text:span></text:span><text:span text:style-name="Emphasis"><text:span text:style-name="T8"> - </text:span></text:span><text:span text:style-name="Strong_20_Emphasis"><text:span text:style-name="T7">Data Preparation</text:span></text:span></text:p>
      <text:p text:style-name="P8"><text:span text:style-name="Strong_20_Emphasis"><text:span text:style-name="T9">Managing the </text:span></text:span><text:span text:style-name="Strong_20_Emphasis"><text:span text:style-name="T11">Data</text:span></text:span></text:p>
      <text:p text:style-name="P4"><text:span text:style-name="Emphasis"><text:span text:style-name="T2"/></text:span></text:p>
      <text:p text:style-name="P2"><text:span text:style-name="T17">8/1</text:span><text:span text:style-name="T13">/</text:span><text:span text:style-name="T14">20</text:span><text:span text:style-name="T12">22</text:span></text:p>
      <text:p text:style-name="P1"/>
      <text:p text:style-name="P1">Learning Object<text:span text:style-name="T1">i</text:span>ves</text:p>
      <text:p text:style-name="P6"/>
      <text:list xml:id="list4253765764" text:style-name="L1">
        <text:list-item>
          <text:p text:style-name="P9">Create a project proposal for the full implementation of your proposed data analytic solution</text:p>
        </text:list-item>
        <text:list-item>
          <text:p text:style-name="P9">Articulate how full implementation would meet the needs of the organization</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After data exploration but prior to conducting analytical modeling, the data is often prepared and structured appropriately. Many times this could involve selecting which data set will be used and how it will be integrated, sampled, and coded. For this module, we will discuss how the data will be selected, cleansed, integrated, modeled, validated, interpreted, and sustained.</text:p>
                <text:p text:style-name="Text_20_body">Following the CRISP-DM process, data preparation follows data understanding as the last step utilized prior to conducting the actual model. The sub-activities within the data preparation phase include selecting the data, cleansing, constructing, integrating, and formatting. For data selection, this would often include the rationale for why the particular data set was chosen. During the cleaning activity, various data quality rules would be utilized and missing values would be accounted for, among other quality issues. Data construction, integration, and formatting essentially enable the ability to ingest, store, organize, and expose the dataset to the next phase, which is modeling activities.</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8-01T14:57:59.671293034</dc:date>
    <meta:editing-duration>P2DT7H28M23S</meta:editing-duration>
    <meta:editing-cycles>50</meta:editing-cycles>
    <meta:generator>LibreOffice/6.4.7.2$Linux_X86_64 LibreOffice_project/40$Build-2</meta:generator>
    <meta:document-statistic meta:table-count="0" meta:image-count="0" meta:object-count="0" meta:page-count="1" meta:paragraph-count="10" meta:word-count="202" meta:character-count="1371" meta:non-whitespace-character-count="1181"/>
  </office:meta>
</office:document-meta>
</file>